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4a8" officeooo:paragraph-rsid="001404a8"/>
    </style:style>
    <style:style style:name="P2" style:family="paragraph" style:parent-style-name="Standard">
      <style:text-properties officeooo:rsid="0014373a" officeooo:paragraph-rsid="0014373a"/>
    </style:style>
    <style:style style:name="P3" style:family="paragraph" style:parent-style-name="Standard">
      <style:text-properties officeooo:rsid="0015f3af" officeooo:paragraph-rsid="0015f3af"/>
    </style:style>
    <style:style style:name="P4" style:family="paragraph" style:parent-style-name="Standard" style:list-style-name="L1">
      <style:text-properties officeooo:rsid="0014373a" officeooo:paragraph-rsid="0014373a"/>
    </style:style>
    <style:style style:name="P5" style:family="paragraph" style:parent-style-name="Standard" style:list-style-name="L1">
      <style:text-properties officeooo:rsid="0015f3af" officeooo:paragraph-rsid="0015f3af"/>
    </style:style>
    <style:style style:name="P6" style:family="paragraph" style:parent-style-name="Standard" style:list-style-name="L2">
      <style:text-properties officeooo:rsid="0015f3af" officeooo:paragraph-rsid="0015f3af"/>
    </style:style>
    <style:style style:name="P7" style:family="paragraph" style:parent-style-name="Standard" style:list-style-name="L2">
      <style:text-properties officeooo:rsid="0015f3af" officeooo:paragraph-rsid="0016c9be"/>
    </style:style>
    <style:style style:name="P8" style:family="paragraph" style:parent-style-name="Standard" style:list-style-name="L2">
      <style:text-properties officeooo:rsid="0016c9be" officeooo:paragraph-rsid="0016c9be"/>
    </style:style>
    <style:style style:name="P9" style:family="paragraph" style:parent-style-name="Standard">
      <style:text-properties officeooo:rsid="0016c9be" officeooo:paragraph-rsid="0016c9be"/>
    </style:style>
    <style:style style:name="P10" style:family="paragraph" style:parent-style-name="Standard">
      <style:text-properties officeooo:rsid="00182486" officeooo:paragraph-rsid="00182486"/>
    </style:style>
    <style:style style:name="P11" style:family="paragraph" style:parent-style-name="Standard" style:list-style-name="L3">
      <style:text-properties officeooo:rsid="00182486" officeooo:paragraph-rsid="0018248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c9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Report</text:p>
      <text:p text:style-name="P1"/>
      <text:p text:style-name="P2">Commands:</text:p>
      <text:p text:style-name="P2"/>
      <text:list xml:id="list560862746" text:style-name="L1">
        <text:list-item>
          <text:p text:style-name="P4">Create: create [file_name] → checks if the file exists in all servers, if no then creates file</text:p>
          <text:p text:style-name="P4"/>
        </text:list-item>
        <text:list-item>
          <text:p text:style-name="P4">Read: read [file_name] → reads from given file if it exists</text:p>
          <text:p text:style-name="P4"/>
        </text:list-item>
        <text:list-item>
          <text:p text:style-name="P4">Write: write [file_name] *[message] → overwrites the given file with the message if it exists</text:p>
          <text:p text:style-name="P4">*first will check if file exists, it yes then ask for message </text:p>
          <text:p text:style-name="P4"/>
        </text:list-item>
        <text:list-item>
          <text:p text:style-name="P4">Append: append [file_name] → appends the given file with the message if it exists</text:p>
          <text:p text:style-name="P4"/>
        </text:list-item>
        <text:list-item>
          <text:p text:style-name="P4">Delete: delete [file_name] → deletes the given file if it exists</text:p>
          <text:p text:style-name="P4"/>
        </text:list-item>
        <text:list-item>
          <text:p text:style-name="P5">List: list → lists all the files in all the servers</text:p>
        </text:list-item>
      </text:list>
      <text:p text:style-name="P3"/>
      <text:p text:style-name="P3">Scenario<text:span text:style-name="T3">s</text:span>:</text:p>
      <text:p text:style-name="P3"/>
      <text:list xml:id="list3116786805" text:style-name="L2">
        <text:list-item>
          <text:p text:style-name="P6">Create:</text:p>
          <text:list>
            <text:list-item>
              <text:p text:style-name="P6">user will enter the command <text:span text:style-name="T1">create hasan.txt</text:span></text:p>
            </text:list-item>
            <text:list-item>
              <text:p text:style-name="P6">command will be sent to server</text:p>
            </text:list-item>
            <text:list-item>
              <text:p text:style-name="P6">server will check the file_name in global file list</text:p>
              <text:list>
                <text:list-item>
                  <text:p text:style-name="P6">if the file exists the server will give a message to the user saying a file with this name already exists</text:p>
                </text:list-item>
                <text:list-item>
                  <text:p text:style-name="P6">if the file_name is not in the list, the server will create the file in the server (perfect scenario → <text:span text:style-name="T2">the server will use the cost function to find the best server to create the file and also replicate the file to another server.)</text:span></text:p>
                </text:list-item>
              </text:list>
            </text:list-item>
            <text:list-item>
              <text:p text:style-name="P6">once the file is created server will update the global file list and send message to the user that the file has been created successfully.</text:p>
            </text:list-item>
          </text:list>
        </text:list-item>
        <text:list-item>
          <text:p text:style-name="P6">Write:</text:p>
          <text:list>
            <text:list-item>
              <text:p text:style-name="P6">user will enter the command write hasan.txt</text:p>
            </text:list-item>
            <text:list-item>
              <text:p text:style-name="P6">command will be sent to server</text:p>
            </text:list-item>
            <text:list-item>
              <text:p text:style-name="P7">server will check the file_name in global file list</text:p>
              <text:list>
                <text:list-item>
                  <text:p text:style-name="P7">if the file exists <text:span text:style-name="T3">the server will then check where the file exists</text:span></text:p>
                  <text:list>
                    <text:list-item>
                      <text:p text:style-name="P8">if the file exists locally, a copy will be sent to the user</text:p>
                      <text:list>
                        <text:list-item>
                          <text:p text:style-name="P8">the user will be prompted to write a message to the file</text:p>
                        </text:list-item>
                        <text:list-item>
                          <text:p text:style-name="P8">the file contents will be overwritten with the message</text:p>
                        </text:list-item>
                        <text:list-item>
                          <text:p text:style-name="P8">the file will then be sent back again to the server</text:p>
                        </text:list-item>
                      </text:list>
                    </text:list-item>
                    <text:list-item>
                      <text:p text:style-name="P8">if the file exists on another server, the user will be given that server’s ip address to connect to that server to get the file</text:p>
                    </text:list-item>
                  </text:list>
                </text:list-item>
                <text:list-item>
                  <text:p text:style-name="P8">if the file does not exist the server will give a message to the user saying cannot write as file does not exists first create file</text:p>
                </text:list-item>
              </text:list>
            </text:list-item>
          </text:list>
        </text:list-item>
      </text:list>
      <text:p text:style-name="P9"/>
      <text:p text:style-name="P10">Architecture:</text:p>
      <text:p text:style-name="P10"/>
      <text:p text:style-name="P10">For the server, I have created two sockets one is for server-to-server communication while the other is for client-to-server communication. </text:p>
      <text:p text:style-name="P10"/>
      <text:p text:style-name="P10">On the server, there are 4 threads:</text:p>
      <text:list xml:id="list3257837147" text:style-name="L3">
        <text:list-item>
          <text:p text:style-name="P11">listen_server: the thread listens for incoming server connections. If there is a new connection the thread then calls the listen_server thread</text:p>
        </text:list-item>
        <text:list-item>
          <text:p text:style-name="P11"><text:soft-page-break/>listen_client: the thread listens for incoming client connections. If there is a new connection the thread then calls the listen_client thread</text:p>
        </text:list-item>
        <text:list-item>
          <text:p text:style-name="P11">receive_from_server: the thread waits for a message from the connected server socket and performs the request of the message</text:p>
        </text:list-item>
        <text:list-item>
          <text:p text:style-name="P11">receive_from_client: the thread waits for a message from the connected client socket and performs the request of the message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2:06:47.232493900</meta:creation-date>
    <dc:date>2018-11-30T23:26:29.964089799</dc:date>
    <meta:editing-duration>PT12M2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35" meta:word-count="476" meta:character-count="2594" meta:non-whitespace-character-count="2179"/>
  </office:meta>
</office:document-meta>
</file>